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091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4.5752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lab_20_1">
      <style:table-properties table:display="true" style:writing-mode="lr-tb"/>
    </style:style>
    <style:style style:name="ce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4ea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d4ea6b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4ea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f819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4ea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d4ea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bf819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d4ea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bf819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f819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bf819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ec9ba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-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number-columns-repeated="38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Decision vars</text:p>
          </table:table-cell>
          <table:table-cell table:style-name="ce5" office:value-type="string" calcext:value-type="string">
            <text:p>x11</text:p>
          </table:table-cell>
          <table:table-cell table:style-name="ce5" office:value-type="string" calcext:value-type="string">
            <text:p>x12</text:p>
          </table:table-cell>
          <table:table-cell table:style-name="ce5" office:value-type="string" calcext:value-type="string">
            <text:p>x13</text:p>
          </table:table-cell>
          <table:table-cell table:style-name="ce36" office:value-type="string" calcext:value-type="string">
            <text:p>x21</text:p>
          </table:table-cell>
          <table:table-cell table:style-name="ce36" office:value-type="string" calcext:value-type="string">
            <text:p>x22</text:p>
          </table:table-cell>
          <table:table-cell table:style-name="ce36" office:value-type="string" calcext:value-type="string">
            <text:p>x23</text:p>
          </table:table-cell>
          <table:table-cell table:style-name="ce5" office:value-type="string" calcext:value-type="string">
            <text:p>x31</text:p>
          </table:table-cell>
          <table:table-cell table:style-name="ce5" office:value-type="string" calcext:value-type="string">
            <text:p>x32</text:p>
          </table:table-cell>
          <table:table-cell table:style-name="ce5" office:value-type="string" calcext:value-type="string">
            <text:p>x33</text:p>
          </table:table-cell>
          <table:table-cell table:style-name="ce36" office:value-type="string" calcext:value-type="string">
            <text:p>x41</text:p>
          </table:table-cell>
          <table:table-cell table:style-name="ce36" office:value-type="string" calcext:value-type="string">
            <text:p>x42</text:p>
          </table:table-cell>
          <table:table-cell table:style-name="ce36" office:value-type="string" calcext:value-type="string">
            <text:p>x43</text:p>
          </table:table-cell>
          <table:table-cell table:style-name="ce5" office:value-type="string" calcext:value-type="string">
            <text:p>x51</text:p>
          </table:table-cell>
          <table:table-cell table:style-name="ce5" office:value-type="string" calcext:value-type="string">
            <text:p>x52</text:p>
          </table:table-cell>
          <table:table-cell table:style-name="ce5" office:value-type="string" calcext:value-type="string">
            <text:p>x53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Xij i=plane j=type of ticket (standard, leisure, business plus)</text:p>
          </table:table-cell>
          <table:table-cell table:style-name="ce5" office:value-type="string" calcext:value-type="string">
            <text:p>Value</text:p>
          </table:table-cell>
          <table:table-cell table:style-name="ce43" office:value-type="float" office:value="34" calcext:value-type="float">
            <text:p>34</text:p>
          </table:table-cell>
          <table:table-cell table:style-name="ce18" office:value-type="float" office:value="29" calcext:value-type="float">
            <text:p>2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47"/>
        </table:table-row>
        <table:table-row table:style-name="ro1">
          <table:table-cell/>
          <table:table-cell table:style-name="ce6" table:number-columns-repeated="4"/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Objective fun</text:p>
          </table:table-cell>
          <table:table-cell table:style-name="ce5" office:value-type="string" calcext:value-type="string">
            <text:p>x11</text:p>
          </table:table-cell>
          <table:table-cell table:style-name="ce5" office:value-type="string" calcext:value-type="string">
            <text:p>x12</text:p>
          </table:table-cell>
          <table:table-cell table:style-name="ce5" office:value-type="string" calcext:value-type="string">
            <text:p>x13</text:p>
          </table:table-cell>
          <table:table-cell table:style-name="ce36" office:value-type="string" calcext:value-type="string">
            <text:p>x21</text:p>
          </table:table-cell>
          <table:table-cell table:style-name="ce36" office:value-type="string" calcext:value-type="string">
            <text:p>x22</text:p>
          </table:table-cell>
          <table:table-cell table:style-name="ce36" office:value-type="string" calcext:value-type="string">
            <text:p>x23</text:p>
          </table:table-cell>
          <table:table-cell table:style-name="ce5" office:value-type="string" calcext:value-type="string">
            <text:p>x31</text:p>
          </table:table-cell>
          <table:table-cell table:style-name="ce5" office:value-type="string" calcext:value-type="string">
            <text:p>x32</text:p>
          </table:table-cell>
          <table:table-cell table:style-name="ce5" office:value-type="string" calcext:value-type="string">
            <text:p>x33</text:p>
          </table:table-cell>
          <table:table-cell table:style-name="ce36" office:value-type="string" calcext:value-type="string">
            <text:p>x41</text:p>
          </table:table-cell>
          <table:table-cell table:style-name="ce36" office:value-type="string" calcext:value-type="string">
            <text:p>x42</text:p>
          </table:table-cell>
          <table:table-cell table:style-name="ce36" office:value-type="string" calcext:value-type="string">
            <text:p>x43</text:p>
          </table:table-cell>
          <table:table-cell table:style-name="ce5" office:value-type="string" calcext:value-type="string">
            <text:p>x51</text:p>
          </table:table-cell>
          <table:table-cell table:style-name="ce5" office:value-type="string" calcext:value-type="string">
            <text:p>x52</text:p>
          </table:table-cell>
          <table:table-cell table:style-name="ce5" office:value-type="string" calcext:value-type="string">
            <text:p>x53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string" calcext:value-type="string">
            <text:p>coefficient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string" calcext:value-type="string">
            <text:p>Objective fun</text:p>
          </table:table-cell>
          <table:table-cell table:style-name="ce43" table:formula="of:=SUMPRODUCT([.C5:.Q5];[.C8:.Q8])" office:value-type="float" office:value="26190" calcext:value-type="float" table:number-columns-spanned="2" table:number-rows-spanned="1">
            <text:p>26190</text:p>
          </table:table-cell>
          <table:covered-table-cell table:style-name="ce19"/>
          <table:table-cell table:style-name="ce6"/>
          <table:table-cell table:number-columns-repeated="5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ce5" office:value-type="string" calcext:value-type="string">
            <text:p>Resources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ximum number of tickets for an airline</text:p>
          </table:table-cell>
          <table:table-cell table:style-name="ce5" office:value-type="string" calcext:value-type="string">
            <text:p>Constraints</text:p>
          </table:table-cell>
          <table:table-cell table:style-name="ce10" table:formula="of:=SUMPRODUCT([.C38:.Q38];[.$C$5:.$Q$5])" office:value-type="float" office:value="750" calcext:value-type="float">
            <text:p>750</text:p>
          </table:table-cell>
          <table:table-cell table:style-name="ce20" office:value-type="string" calcext:value-type="string">
            <text:p>&lt;=</text:p>
          </table:table-cell>
          <table:table-cell table:style-name="ce28" office:value-type="float" office:value="750" calcext:value-type="float">
            <text:p>750</text:p>
          </table:table-cell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1" table:number-rows-spanned="5">
            <text:p>Maximum number of kilograms for each plane</text:p>
          </table:table-cell>
          <table:table-cell table:style-name="ce6"/>
          <table:table-cell table:style-name="ce10" table:formula="of:=SUMPRODUCT([.C39:.Q39];[.$C$5:.$Q$5])" office:value-type="float" office:value="1694" calcext:value-type="float">
            <text:p>1694</text:p>
          </table:table-cell>
          <table:table-cell table:style-name="ce20" office:value-type="string" calcext:value-type="string">
            <text:p>&lt;=</text:p>
          </table:table-cell>
          <table:table-cell table:style-name="ce28" office:value-type="float" office:value="1700" calcext:value-type="float">
            <text:p>1700</text:p>
          </table:table-cell>
          <table:table-cell table:number-columns-repeated="59"/>
        </table:table-row>
        <table:table-row table:style-name="ro1">
          <table:covered-table-cell/>
          <table:table-cell table:style-name="ce6"/>
          <table:table-cell table:style-name="ce11" table:formula="of:=SUMPRODUCT([.C40:.Q40];[.$C$5:.$Q$5])" office:value-type="float" office:value="2697" calcext:value-type="float">
            <text:p>2697</text:p>
          </table:table-cell>
          <table:table-cell table:style-name="ce5" office:value-type="string" calcext:value-type="string">
            <text:p>&lt;=</text:p>
          </table:table-cell>
          <table:table-cell table:style-name="ce29" office:value-type="float" office:value="2700" calcext:value-type="float">
            <text:p>270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41:.Q41];[.$C$5:.$Q$5])" office:value-type="float" office:value="1299" calcext:value-type="float">
            <text:p>1299</text:p>
          </table:table-cell>
          <table:table-cell table:style-name="ce5" office:value-type="string" calcext:value-type="string">
            <text:p>&lt;=</text:p>
          </table:table-cell>
          <table:table-cell table:style-name="ce29" office:value-type="float" office:value="1300" calcext:value-type="float">
            <text:p>130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42:.Q42];[.$C$5:.$Q$5])" office:value-type="float" office:value="1700" calcext:value-type="float">
            <text:p>1700</text:p>
          </table:table-cell>
          <table:table-cell table:style-name="ce5" office:value-type="string" calcext:value-type="string">
            <text:p>&lt;=</text:p>
          </table:table-cell>
          <table:table-cell table:style-name="ce29" office:value-type="float" office:value="1700" calcext:value-type="float">
            <text:p>170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2" table:formula="of:=SUMPRODUCT([.C43:.Q43];[.$C$5:.$Q$5])" office:value-type="float" office:value="2000" calcext:value-type="float">
            <text:p>2000</text:p>
          </table:table-cell>
          <table:table-cell table:style-name="ce21" office:value-type="string" calcext:value-type="string">
            <text:p>&lt;=</text:p>
          </table:table-cell>
          <table:table-cell table:style-name="ce30" office:value-type="float" office:value="2000" calcext:value-type="float">
            <text:p>2000</text:p>
          </table:table-cell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1" table:number-rows-spanned="10">
            <text:p>Minimum required quantity of lesirue and business tickets</text:p>
          </table:table-cell>
          <table:table-cell/>
          <table:table-cell table:style-name="ce10" table:formula="of:=SUMPRODUCT([.C44:.Q44];[.$C$5:.$Q$5])" office:value-type="float" office:value="29" calcext:value-type="float">
            <text:p>29</text:p>
          </table:table-cell>
          <table:table-cell table:style-name="ce20" office:value-type="string" calcext:value-type="string">
            <text:p><text:s/>&gt;=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45:.Q45];[.$C$5:.$Q$5])" office:value-type="float" office:value="27" calcext:value-type="float">
            <text:p>27</text:p>
          </table:table-cell>
          <table:table-cell table:style-name="ce5" office:value-type="string" calcext:value-type="string">
            <text:p><text:s/>&gt;=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46:.Q46];[.$C$5:.$Q$5])" office:value-type="float" office:value="33" calcext:value-type="float">
            <text:p>33</text:p>
          </table:table-cell>
          <table:table-cell table:style-name="ce5" office:value-type="string" calcext:value-type="string">
            <text:p><text:s/>&gt;=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47:.Q47];[.$C$5:.$Q$5])" office:value-type="float" office:value="50" calcext:value-type="float">
            <text:p>50</text:p>
          </table:table-cell>
          <table:table-cell table:style-name="ce5" office:value-type="string" calcext:value-type="string">
            <text:p><text:s/>&gt;=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48:.Q48];[.$C$5:.$Q$5])" office:value-type="float" office:value="25" calcext:value-type="float">
            <text:p>25</text:p>
          </table:table-cell>
          <table:table-cell table:style-name="ce5" office:value-type="string" calcext:value-type="string">
            <text:p><text:s/>&gt;=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49:.Q49];[.$C$5:.$Q$5])" office:value-type="float" office:value="16" calcext:value-type="float">
            <text:p>16</text:p>
          </table:table-cell>
          <table:table-cell table:style-name="ce5" office:value-type="string" calcext:value-type="string">
            <text:p><text:s/>&gt;=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50:.Q50];[.$C$5:.$Q$5])" office:value-type="float" office:value="20" calcext:value-type="float">
            <text:p>20</text:p>
          </table:table-cell>
          <table:table-cell table:style-name="ce5" office:value-type="string" calcext:value-type="string">
            <text:p><text:s/>&gt;=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51:.Q51];[.$C$5:.$Q$5])" office:value-type="float" office:value="30" calcext:value-type="float">
            <text:p>30</text:p>
          </table:table-cell>
          <table:table-cell table:style-name="ce5" office:value-type="string" calcext:value-type="string">
            <text:p><text:s/>&gt;=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52:.Q52];[.$C$5:.$Q$5])" office:value-type="float" office:value="46" calcext:value-type="float">
            <text:p>46</text:p>
          </table:table-cell>
          <table:table-cell table:style-name="ce5" office:value-type="string" calcext:value-type="string">
            <text:p><text:s/>&gt;=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2" table:formula="of:=SUMPRODUCT([.C53:.Q53];[.$C$5:.$Q$5])" office:value-type="float" office:value="24" calcext:value-type="float">
            <text:p>24</text:p>
          </table:table-cell>
          <table:table-cell table:style-name="ce21" office:value-type="string" calcext:value-type="string">
            <text:p><text:s/>&gt;=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The standard tickets should be 60% of the total tickets sold by the airline</text:p>
          </table:table-cell>
          <table:table-cell/>
          <table:table-cell table:style-name="ce10" table:formula="of:=SUMPRODUCT([.C54:.Q54];[.$C$5:.$Q$5])" office:value-type="float" office:value="450" calcext:value-type="float">
            <text:p>450</text:p>
          </table:table-cell>
          <table:table-cell table:style-name="ce20" office:value-type="string" calcext:value-type="string">
            <text:p><text:s/>&gt;=</text:p>
          </table:table-cell>
          <table:table-cell table:style-name="ce28" office:value-type="float" office:value="450" calcext:value-type="float">
            <text:p>450</text:p>
          </table:table-cell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1" table:number-rows-spanned="5">
            <text:p>Each plane cannot exceed its number of seats</text:p>
          </table:table-cell>
          <table:table-cell/>
          <table:table-cell table:style-name="ce10" table:formula="of:=SUMPRODUCT([.C55:.Q55];[.$C$5:.$Q$5])" office:value-type="float" office:value="90" calcext:value-type="float">
            <text:p>90</text:p>
          </table:table-cell>
          <table:table-cell table:style-name="ce20" office:value-type="string" calcext:value-type="string">
            <text:p><text:s/>&lt;=</text:p>
          </table:table-cell>
          <table:table-cell table:style-name="ce28" office:value-type="float" office:value="90" calcext:value-type="float">
            <text:p>90</text:p>
          </table:table-cell>
          <table:table-cell/>
          <table:table-cell table:style-name="ce37"/>
          <table:table-cell table:number-columns-repeated="57"/>
        </table:table-row>
        <table:table-row table:style-name="ro1">
          <table:covered-table-cell/>
          <table:table-cell/>
          <table:table-cell table:style-name="ce11" table:formula="of:=SUMPRODUCT([.C56:.Q56];[.$C$5:.$Q$5])" office:value-type="float" office:value="120" calcext:value-type="float">
            <text:p>120</text:p>
          </table:table-cell>
          <table:table-cell table:style-name="ce5" office:value-type="string" calcext:value-type="string">
            <text:p><text:s/>&lt;=</text:p>
          </table:table-cell>
          <table:table-cell table:style-name="ce29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57:.Q57];[.$C$5:.$Q$5])" office:value-type="float" office:value="200" calcext:value-type="float">
            <text:p>200</text:p>
          </table:table-cell>
          <table:table-cell table:style-name="ce5" office:value-type="string" calcext:value-type="string">
            <text:p><text:s/>&lt;=</text:p>
          </table:table-cell>
          <table:table-cell table:style-name="ce29"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1" table:formula="of:=SUMPRODUCT([.C58:.Q58];[.$C$5:.$Q$5])" office:value-type="float" office:value="150" calcext:value-type="float">
            <text:p>150</text:p>
          </table:table-cell>
          <table:table-cell table:style-name="ce5" office:value-type="string" calcext:value-type="string">
            <text:p><text:s/>&lt;=</text:p>
          </table:table-cell>
          <table:table-cell table:style-name="ce29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covered-table-cell/>
          <table:table-cell/>
          <table:table-cell table:style-name="ce12" table:formula="of:=SUMPRODUCT([.C59:.Q59];[.$C$5:.$Q$5])" office:value-type="float" office:value="190" calcext:value-type="float">
            <text:p>190</text:p>
          </table:table-cell>
          <table:table-cell table:style-name="ce21" office:value-type="string" calcext:value-type="string">
            <text:p>&lt;=</text:p>
          </table:table-cell>
          <table:table-cell table:style-name="ce30" office:value-type="float" office:value="190" calcext:value-type="float">
            <text:p>190</text:p>
          </table:table-cell>
          <table:table-cell table:number-columns-repeated="59"/>
        </table:table-row>
        <table:table-row table:style-name="ro2" table:number-rows-repeated="4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Coefficient </text:p>
          </table:table-cell>
          <table:table-cell table:style-name="ce13" office:value-type="string" calcext:value-type="string">
            <text:p>a11</text:p>
          </table:table-cell>
          <table:table-cell table:style-name="ce20" office:value-type="string" calcext:value-type="string">
            <text:p>a12</text:p>
          </table:table-cell>
          <table:table-cell table:style-name="ce31" office:value-type="string" calcext:value-type="string">
            <text:p>a13</text:p>
          </table:table-cell>
          <table:table-cell table:style-name="ce13" office:value-type="string" calcext:value-type="string">
            <text:p>a21</text:p>
          </table:table-cell>
          <table:table-cell table:style-name="ce20" office:value-type="string" calcext:value-type="string">
            <text:p>a22</text:p>
          </table:table-cell>
          <table:table-cell table:style-name="ce31" office:value-type="string" calcext:value-type="string">
            <text:p>a23</text:p>
          </table:table-cell>
          <table:table-cell table:style-name="ce13" office:value-type="string" calcext:value-type="string">
            <text:p>a31</text:p>
          </table:table-cell>
          <table:table-cell table:style-name="ce20" office:value-type="string" calcext:value-type="string">
            <text:p>a32</text:p>
          </table:table-cell>
          <table:table-cell table:style-name="ce31" office:value-type="string" calcext:value-type="string">
            <text:p>a33</text:p>
          </table:table-cell>
          <table:table-cell table:style-name="ce13" office:value-type="string" calcext:value-type="string">
            <text:p>a41</text:p>
          </table:table-cell>
          <table:table-cell table:style-name="ce20" office:value-type="string" calcext:value-type="string">
            <text:p>a42</text:p>
          </table:table-cell>
          <table:table-cell table:style-name="ce31" office:value-type="string" calcext:value-type="string">
            <text:p>a43</text:p>
          </table:table-cell>
          <table:table-cell table:style-name="ce13" office:value-type="string" calcext:value-type="string">
            <text:p>a51</text:p>
          </table:table-cell>
          <table:table-cell table:style-name="ce20" office:value-type="string" calcext:value-type="string">
            <text:p>a52</text:p>
          </table:table-cell>
          <table:table-cell table:style-name="ce31" office:value-type="string" calcext:value-type="string">
            <text:p>a53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string" calcext:value-type="string">
            <text:p>Matrix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office:value-type="string" calcext:value-type="string">
            <text:p>Maximum number of tickets for an airline</text:p>
          </table:table-cell>
          <table:table-cell table:number-columns-repeated="46"/>
        </table:table-row>
        <table:table-row table:style-name="ro1">
          <table:table-cell/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table:style-name="ce15"/>
          <table:table-cell table:style-name="ce23"/>
          <table:table-cell table:style-name="ce33"/>
          <table:table-cell table:style-name="ce15"/>
          <table:table-cell table:style-name="ce23"/>
          <table:table-cell table:style-name="ce33"/>
          <table:table-cell table:style-name="ce15"/>
          <table:table-cell table:style-name="ce23"/>
          <table:table-cell table:style-name="ce33"/>
          <table:table-cell table:style-name="ce15"/>
          <table:table-cell table:style-name="ce23"/>
          <table:table-cell table:style-name="ce33"/>
          <table:table-cell table:style-name="ce38" office:value-type="string" calcext:value-type="string" table:number-columns-spanned="1" table:number-rows-spanned="5">
            <text:p>Maximum number of kilograms for each plane</text:p>
          </table:table-cell>
          <table:table-cell table:number-columns-repeated="46"/>
        </table:table-row>
        <table:table-row table:style-name="ro1">
          <table:table-cell/>
          <table:table-cell table:style-name="ce6"/>
          <table:table-cell table:style-name="ce11"/>
          <table:table-cell table:style-name="ce24"/>
          <table:table-cell table:style-name="ce29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table:style-name="ce11"/>
          <table:table-cell table:style-name="ce24"/>
          <table:table-cell table:style-name="ce29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/>
          <table:table-cell table:style-name="ce17" office:value-type="float" office:value="1" calcext:value-type="float">
            <text:p>1</text:p>
          </table:table-cell>
          <table:table-cell table:style-name="ce26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0"/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10"/>
          <table:table-cell table:style-name="ce27"/>
          <table:table-cell table:style-name="ce28"/>
          <table:table-cell table:style-name="ce10"/>
          <table:table-cell table:style-name="ce27"/>
          <table:table-cell table:style-name="ce28"/>
          <table:table-cell table:style-name="ce10"/>
          <table:table-cell table:style-name="ce27"/>
          <table:table-cell table:style-name="ce28"/>
          <table:table-cell table:style-name="ce10"/>
          <table:table-cell table:style-name="ce27"/>
          <table:table-cell table:style-name="ce28"/>
          <table:table-cell table:style-name="ce38" office:value-type="string" calcext:value-type="string" table:number-columns-spanned="1" table:number-rows-spanned="10">
            <text:p>Minimum required quantity of lesirue and business tickets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16"/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1"/>
          <table:table-cell table:style-name="ce24"/>
          <table:table-cell table:style-name="ce29"/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9"/>
          <table:table-cell table:style-name="ce11"/>
          <table:table-cell table:style-name="ce24"/>
          <table:table-cell table:style-name="ce29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16"/>
          <table:table-cell table:style-name="ce25"/>
          <table:table-cell table:style-name="ce34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 office:value-type="float" office:value="1" calcext:value-type="float">
            <text:p>1</text:p>
          </table:table-cell>
          <table:table-cell table:style-name="ce29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 office:value-type="float" office:value="1" calcext:value-type="float">
            <text:p>1</text:p>
          </table:table-cell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32"/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32"/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32"/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32"/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32"/>
          <table:table-cell table:style-name="ce2" office:value-type="string" calcext:value-type="string">
            <text:p>The standard tickets should be 60% of the total tickets sold by the airline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15"/>
          <table:table-cell table:style-name="ce23"/>
          <table:table-cell table:style-name="ce33"/>
          <table:table-cell table:style-name="ce15"/>
          <table:table-cell table:style-name="ce23"/>
          <table:table-cell table:style-name="ce33"/>
          <table:table-cell table:style-name="ce15"/>
          <table:table-cell table:style-name="ce23"/>
          <table:table-cell table:style-name="ce33"/>
          <table:table-cell table:style-name="ce15"/>
          <table:table-cell table:style-name="ce23"/>
          <table:table-cell table:style-name="ce33"/>
          <table:table-cell table:style-name="ce38" office:value-type="string" calcext:value-type="string" table:number-columns-spanned="1" table:number-rows-spanned="5">
            <text:p>Each plane cannot exceed its number of seats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11"/>
          <table:table-cell table:style-name="ce24"/>
          <table:table-cell table:style-name="ce29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table-cell table:style-name="ce1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16"/>
          <table:table-cell table:style-name="ce25"/>
          <table:table-cell table:style-name="ce34"/>
          <table:table-cell table:style-name="ce16"/>
          <table:table-cell table:style-name="ce25"/>
          <table:table-cell table:style-name="ce34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/>
          <table:table-cell table:style-name="ce24"/>
          <table:table-cell table:style-name="ce29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/>
          <table:table-cell table:style-name="ce24"/>
          <table:table-cell table:style-name="ce29"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/>
          <table:table-cell table:style-name="ce17"/>
          <table:table-cell table:style-name="ce26"/>
          <table:table-cell table:style-name="ce35"/>
          <table:table-cell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covered-table-cell/>
          <table:table-cell table:number-columns-repeated="46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41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1:14:16.466744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b_20_1" style:display-name="PageStyle_lab 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07T01:14:48.661434095</dc:date>
    <meta:editing-duration>PT32S</meta:editing-duration>
    <meta:editing-cycles>1</meta:editing-cycles>
    <meta:document-statistic meta:table-count="1" meta:cell-count="222" meta:object-count="0"/>
  </office:meta>
</office:document-meta>
</file>